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198cm" style:rel-column-width="1813*"/>
    </style:style>
    <style:style style:name="Tableau1.B" style:family="table-column">
      <style:table-column-properties style:column-width="10.407cm" style:rel-column-width="5900*"/>
    </style:style>
    <style:style style:name="Tableau1.C" style:family="table-column">
      <style:table-column-properties style:column-width="3.395cm" style:rel-column-width="192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6731" officeooo:paragraph-rsid="00056731"/>
    </style:style>
    <style:style style:name="P2" style:family="paragraph" style:parent-style-name="Table_20_Contents">
      <style:text-properties officeooo:rsid="00056731" officeooo:paragraph-rsid="000567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496592991520">
          <table:table-cell table:style-name="Tableau1.A1" office:value-type="string">
            <text:p text:style-name="P2">VERSION</text:p>
          </table:table-cell>
          <table:table-cell table:style-name="Tableau1.A1" office:value-type="string">
            <text:p text:style-name="P2">DESCRIPTIF</text:p>
          </table:table-cell>
          <table:table-cell table:style-name="Tableau1.C1" office:value-type="string">
            <text:p text:style-name="P2">AUTEUR</text:p>
          </table:table-cell>
        </table:table-row>
        <table:table-row table:style-name="TableLine2496592991520">
          <table:table-cell table:style-name="Tableau1.A2" office:value-type="string">
            <text:p text:style-name="P2">V1</text:p>
          </table:table-cell>
          <table:table-cell table:style-name="Tableau1.A2" office:value-type="string">
            <text:p text:style-name="P2">Programmation heure/jour/frequence et serveur web AP</text:p>
          </table:table-cell>
          <table:table-cell table:style-name="Tableau1.C2" office:value-type="string">
            <text:p text:style-name="P2">Sylvain L</text:p>
          </table:table-cell>
        </table:table-row>
        <table:table-row table:style-name="TableLine249659299152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9659299152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9659299152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9659299152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9659299152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9659299152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9659299152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96592991520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TODO : </text:p>
      <text:p text:style-name="P1">-inclure l’option pour choisir entre un mode AP ou STA</text:p>
      <text:p text:style-name="P1">-inclure l’option MQTT</text:p>
      <text:p text:style-name="P1">-inclure un capteur d’humidité ? </text:p>
      <text:p text:style-name="P1">-inclure un moyen de detecter la pluie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8-22T16:18:09.111000000</dc:date>
    <meta:editing-duration>PT4M48S</meta:editing-duration>
    <meta:editing-cycles>1</meta:editing-cycles>
    <meta:document-statistic meta:table-count="1" meta:image-count="0" meta:object-count="0" meta:page-count="1" meta:paragraph-count="11" meta:word-count="39" meta:character-count="242" meta:non-whitespace-character-count="211"/>
    <meta:generator>LibreOffice/7.2.6.2$Windows_X86_64 LibreOffice_project/b0ec3a565991f7569a5a7f5d24fed7f52653d754</meta:generator>
  </office:meta>
</office:document-meta>
</file>